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Lucida Sans" svg:font-family="'Lucida Sans'" style:font-family-generic="swiss"/>
    <style:font-face style:name="Lucida Sans1" svg:font-family="'Lucida Sans'" style:font-family-generic="system" style:font-pitch="variable"/>
    <style:font-face style:name="Menlo-Regular" svg:font-family="Menlo-Regular" style:font-family-generic="roman"/>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P1" style:family="paragraph" style:parent-style-name="Subtitle">
      <style:paragraph-properties fo:text-align="start" style:justify-single-word="false"/>
      <style:text-properties fo:language="en" fo:country="US" fo:font-weight="bold" style:font-weight-asian="bold" style:font-weight-complex="bold"/>
    </style:style>
    <style:style style:name="P2"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language="en" fo:country="US" officeooo:paragraph-rsid="002200bd"/>
    </style:style>
    <style:style style:name="P3"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Menlo-Regular" fo:font-size="11pt" officeooo:paragraph-rsid="00249f6e" style:font-size-asian="11pt"/>
    </style:style>
    <style:style style:name="P4" style:family="paragraph" style:parent-style-name="Standard">
      <style:paragraph-properties fo:margin-left="0.5in" fo:margin-right="0in" fo:text-indent="0in" style:auto-text-indent="false"/>
      <style:text-properties fo:color="#000000" loext:opacity="100%" style:font-name="Menlo-Regular" fo:font-size="11pt" fo:language="en" fo:country="US" officeooo:rsid="000a5bc0" officeooo:paragraph-rsid="0022cc7d" style:font-size-asian="11pt"/>
    </style:style>
    <style:style style:name="P5"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Menlo-Regular" fo:font-size="11pt" fo:language="en" fo:country="US" officeooo:rsid="000a5bc0" officeooo:paragraph-rsid="002200bd" style:font-size-asian="11pt"/>
    </style:style>
    <style:style style:name="P6"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Menlo-Regular" fo:font-size="11pt" fo:language="en" fo:country="US" officeooo:paragraph-rsid="0022cc7d" style:font-size-asian="11pt"/>
    </style:style>
    <style:style style:name="P7"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Menlo-Regular" fo:font-size="11pt" fo:language="en" fo:country="US" officeooo:paragraph-rsid="002200bd" style:font-size-asian="11pt"/>
    </style:style>
    <style:style style:name="P8"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Menlo-Regular" fo:font-size="11pt" fo:language="en" fo:country="US" officeooo:paragraph-rsid="0022cc7d" style:font-size-asian="11pt" style:font-size-complex="12pt"/>
    </style:style>
    <style:style style:name="P9" style:family="paragraph" style:parent-style-name="Text_20_body">
      <style:paragraph-properties fo:margin-left="0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1pt" fo:language="en" fo:country="US" fo:font-style="italic" fo:font-weight="normal" officeooo:rsid="00193631" officeooo:paragraph-rsid="00284a56" style:font-size-asian="11pt" style:font-style-asian="italic" style:font-weight-asian="normal" style:font-style-complex="italic" style:font-weight-complex="normal"/>
    </style:style>
    <style:style style:name="P10"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1" fo:font-size="12pt" fo:language="en" fo:country="US" officeooo:paragraph-rsid="0022cc7d" style:font-size-asian="12pt" style:font-size-complex="12pt"/>
    </style:style>
    <style:style style:name="P11" style:family="paragraph" style:parent-style-name="Text_20_body">
      <style:paragraph-properties fo:margin-left="0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1" fo:language="en" fo:country="US" fo:font-style="italic" fo:font-weight="normal" officeooo:rsid="00193631" officeooo:paragraph-rsid="00272d41" style:font-style-asian="italic" style:font-weight-asian="normal" style:font-style-complex="italic" style:font-weight-complex="normal"/>
    </style:style>
    <style:style style:name="P12" style:family="paragraph" style:parent-style-name="Heading_20_3">
      <style:text-properties fo:language="en" fo:country="US" officeooo:paragraph-rsid="000ef1e6"/>
    </style:style>
    <style:style style:name="P13" style:family="paragraph" style:parent-style-name="Heading_20_3">
      <style:paragraph-properties fo:break-before="page"/>
      <style:text-properties fo:language="en" fo:country="US" officeooo:paragraph-rsid="000e9be1"/>
    </style:style>
    <style:style style:name="P14" style:family="paragraph" style:parent-style-name="Heading_20_3">
      <style:text-properties fo:language="en" fo:country="US" officeooo:paragraph-rsid="002200bd"/>
    </style:style>
    <style:style style:name="P15"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1" fo:font-size="12pt" fo:language="en" fo:country="US" officeooo:paragraph-rsid="002affcb" style:font-size-asian="12pt" style:font-size-complex="12pt"/>
    </style:style>
    <style:style style:name="P16" style:family="paragraph" style:parent-style-name="Standard" style:list-style-name="L1">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officeooo:paragraph-rsid="0022cc7d" style:font-size-asian="12pt" style:font-size-complex="12pt"/>
    </style:style>
    <style:style style:name="P17" style:family="paragraph" style:parent-style-name="Standard" style:list-style-name="L1">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officeooo:paragraph-rsid="00249f6e" style:font-size-asian="12pt" style:font-size-complex="12pt"/>
    </style:style>
    <style:style style:name="P18"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officeooo:rsid="002affcb" officeooo:paragraph-rsid="002affcb" style:font-size-asian="12pt" style:font-size-complex="12pt"/>
    </style:style>
    <style:style style:name="P19" style:family="paragraph" style:parent-style-name="Standard" style:list-style-name="L1">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officeooo:rsid="002c3ed9" officeooo:paragraph-rsid="002c3ed9" style:font-size-asian="12pt" style:font-size-complex="12pt"/>
    </style:style>
    <style:style style:name="P20"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Menlo-Regular" fo:font-size="11pt" fo:language="en" fo:country="US" officeooo:paragraph-rsid="002200bd" style:font-size-asian="11pt"/>
    </style:style>
    <style:style style:name="P21" style:family="paragraph" style:parent-style-name="Text_20_body" style:list-style-name="L2">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284a56"/>
    </style:style>
    <style:style style:name="P22" style:family="paragraph" style:parent-style-name="Text_20_body" style:list-style-name="L2">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2956f7"/>
    </style:style>
    <style:style style:name="P23" style:family="paragraph" style:parent-style-name="Text_20_body" style:list-style-name="L2">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1pt" fo:language="en" fo:country="US" fo:font-style="italic" fo:font-weight="normal" officeooo:rsid="00289e3e" officeooo:paragraph-rsid="00289e3e" style:font-size-asian="11pt" style:font-style-asian="italic" style:font-weight-asian="normal" style:font-style-complex="italic" style:font-weight-complex="normal"/>
    </style:style>
    <style:style style:name="P24" style:family="paragraph" style:parent-style-name="Text_20_body" style:list-style-name="L2">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1pt" fo:language="en" fo:country="US" fo:font-style="italic" fo:font-weight="normal" officeooo:rsid="002956f7" officeooo:paragraph-rsid="002956f7" style:font-size-asian="11pt" style:font-style-asian="italic" style:font-weight-asian="normal" style:font-style-complex="italic" style:font-weight-complex="normal"/>
    </style:style>
    <style:style style:name="T1" style:family="text">
      <style:text-properties style:font-name="Arial" fo:font-size="14.1000003814697pt" fo:font-weight="bold" officeooo:rsid="002200bd" style:font-name-asian="PingFang SC" style:font-size-asian="14.1000003814697pt" style:font-weight-asian="bold" style:font-name-complex="Lucida Sans1" style:font-size-complex="14.1000003814697pt" style:font-weight-complex="bold"/>
    </style:style>
    <style:style style:name="T2" style:family="text">
      <style:text-properties officeooo:rsid="000e9be1"/>
    </style:style>
    <style:style style:name="T3" style:family="text">
      <style:text-properties officeooo:rsid="000ef1e6"/>
    </style:style>
    <style:style style:name="T4" style:family="text">
      <style:text-properties fo:color="#000000" loext:opacity="100%"/>
    </style:style>
    <style:style style:name="T5" style:family="text">
      <style:text-properties fo:color="#000000" loext:opacity="100%" style:font-name="Menlo-Regular" fo:font-size="11pt" style:font-size-asian="11pt"/>
    </style:style>
    <style:style style:name="T6" style:family="text">
      <style:text-properties fo:color="#000000" loext:opacity="100%" style:font-name="Menlo-Regular" fo:font-size="11pt" fo:font-weight="bold" officeooo:rsid="002200bd" style:font-name-asian="PingFang SC" style:font-size-asian="11pt" style:font-weight-asian="bold" style:font-name-complex="Lucida Sans1" style:font-size-complex="14.1000003814697pt" style:font-weight-complex="bold"/>
    </style:style>
    <style:style style:name="T7" style:family="text">
      <style:text-properties fo:color="#000000" loext:opacity="100%" fo:font-size="11pt" officeooo:rsid="001e4c65" style:font-size-asian="11pt"/>
    </style:style>
    <style:style style:name="T8" style:family="text">
      <style:text-properties fo:color="#000000" loext:opacity="100%" fo:font-size="11pt" officeooo:rsid="00272d41" style:font-size-asian="11pt"/>
    </style:style>
    <style:style style:name="T9" style:family="text">
      <style:text-properties fo:color="#000000" loext:opacity="100%" style:font-name="Times New Roman1" fo:font-size="12pt" style:font-size-asian="12pt" style:font-size-complex="12pt"/>
    </style:style>
    <style:style style:name="T10" style:family="text">
      <style:text-properties fo:color="#000000" loext:opacity="100%" style:font-name="Times New Roman1" fo:font-size="12pt" fo:language="en" fo:country="US" style:font-size-asian="12pt" style:font-size-complex="12pt"/>
    </style:style>
    <style:style style:name="T11" style:family="text">
      <style:text-properties fo:color="#000000" loext:opacity="100%" style:font-name="Times New Roman1" fo:font-size="11pt" fo:language="en" fo:country="US" fo:font-style="italic" fo:font-weight="normal" officeooo:rsid="00284a56" style:font-size-asian="11pt" style:font-style-asian="italic" style:font-weight-asian="normal" style:font-style-complex="italic" style:font-weight-complex="normal"/>
    </style:style>
    <style:style style:name="T12" style:family="text">
      <style:text-properties fo:color="#000000" loext:opacity="100%" style:font-name="Times New Roman1" fo:font-size="11pt" fo:language="en" fo:country="US" fo:font-style="italic" fo:font-weight="normal" officeooo:rsid="00289e3e" style:font-size-asian="11pt" style:font-style-asian="italic" style:font-weight-asian="normal" style:font-style-complex="italic" style:font-weight-complex="normal"/>
    </style:style>
    <style:style style:name="T13" style:family="text">
      <style:text-properties fo:color="#000000" loext:opacity="100%" style:font-name="Times New Roman1" fo:font-size="11pt" fo:language="en" fo:country="US" fo:font-style="italic" fo:font-weight="normal" officeooo:rsid="002956f7" style:font-size-asian="11pt" style:font-style-asian="italic" style:font-weight-asian="normal" style:font-style-complex="italic" style:font-weight-complex="normal"/>
    </style:style>
    <style:style style:name="T14" style:family="text">
      <style:text-properties officeooo:rsid="001e4c65"/>
    </style:style>
    <style:style style:name="T15" style:family="text">
      <style:text-properties officeooo:rsid="002153a0"/>
    </style:style>
    <style:style style:name="T16" style:family="text">
      <style:text-properties officeooo:rsid="002200bd"/>
    </style:style>
    <style:style style:name="T17" style:family="text">
      <style:text-properties officeooo:rsid="0022cc7d"/>
    </style:style>
    <style:style style:name="T18" style:family="text">
      <style:text-properties officeooo:rsid="002200bd" style:font-size-complex="12pt"/>
    </style:style>
    <style:style style:name="T19" style:family="text">
      <style:text-properties fo:language="en" fo:country="US" officeooo:rsid="002200bd" style:font-size-complex="12pt"/>
    </style:style>
    <style:style style:name="T20" style:family="text">
      <style:text-properties officeooo:rsid="00249f6e"/>
    </style:style>
    <style:style style:name="T21" style:family="text">
      <style:text-properties officeooo:rsid="00272d41"/>
    </style:style>
    <style:style style:name="T22" style:family="text">
      <style:text-properties officeooo:rsid="00276257"/>
    </style:style>
    <style:style style:name="T23" style:family="text">
      <style:text-properties officeooo:rsid="00284a56"/>
    </style:style>
    <style:style style:name="T24" style:family="text">
      <style:text-properties officeooo:rsid="002956f7"/>
    </style:style>
    <style:style style:name="T25" style:family="text">
      <style:text-properties fo:font-style="italic" style:font-style-asian="italic" style:font-style-complex="italic"/>
    </style:style>
    <style:style style:name="T26" style:family="text">
      <style:text-properties fo:font-style="italic" officeooo:rsid="002c3ed9" style:font-style-asian="italic" style:font-style-complex="italic"/>
    </style:style>
    <style:style style:name="T27" style:family="text">
      <style:text-properties fo:font-style="italic" officeooo:rsid="002cf626" style:font-style-asian="italic" style:font-style-complex="italic"/>
    </style:style>
    <style:style style:name="T28" style:family="text">
      <style:text-properties officeooo:rsid="002c3ed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_DdeLink__245_84845941"/>Summary of Changes to LCC Documents <text:bookmark-start text:name="__DdeLink__247_84845941"/>202<text:span text:style-name="T15">4</text:span>-0<text:span text:style-name="T15">7</text:span>-2<text:span text:style-name="T15">2</text:span><text:bookmark-end text:name="__DdeLink__247_84845941"/></text:p>
      <text:h text:style-name="P12" text:outline-level="3">Documents <text:span text:style-name="T3">with </text:span><text:span text:style-name="T2">C</text:span><text:span text:style-name="T3">hanges</text:span><text:span text:style-name="T2"> for Public Comment</text:span></text:h>
      <text:p text:style-name="P4">S-9.7.0.3-UniqueIdentifiers-<text:bookmark-start text:name="__DdeLink__529_84845941"/><text:span text:style-name="T16">2024-07-22</text:span><text:bookmark-end text:name="__DdeLink__529_84845941"/>.pdf</text:p>
      <text:p text:style-name="P6">TN-9.7.0.3-UniqueIdentifiers-<text:span text:style-name="T16">2024-07-22</text:span>.pdf</text:p>
      <text:list text:style-name="L1">
        <text:list-item>
          <text:list>
            <text:list-item>
              <text:p text:style-name="P16"><text:bookmark-start text:name="__DdeLink__532_84845941"/>Updates ranges for various train control systems: <text:s/>DC, DCC, TMCC, etc<text:bookmark-end text:name="__DdeLink__532_84845941"/></text:p>
            </text:list-item>
          </text:list>
        </text:list-item>
      </text:list>
      <text:p text:style-name="P18"><text:span text:style-name="T25">These allocations are used by Command Stations operating locomotives using the respective track protocol like DCC.</text:span></text:p>
      <text:p text:style-name="P10"><text:span text:style-name="T4"/></text:p>
      <text:p text:style-name="P8">S-9.7.0.4-EventIdentifiers-<text:span text:style-name="T16">2024-07-22</text:span>.pdf</text:p>
      <text:p text:style-name="P8"><text:span text:style-name="T17">TN</text:span>-9.7.0.4-EventIdentifiers-<text:bookmark-start text:name="__DdeLink__536_84845941"/><text:span text:style-name="T16">2024-07-22</text:span><text:bookmark-end text:name="__DdeLink__536_84845941"/>.pdf</text:p>
      <text:list text:continue-numbering="true" text:style-name="L1">
        <text:list-item>
          <text:list>
            <text:list-item>
              <text:p text:style-name="P16">Adds Train Search protocol event range</text:p>
            </text:list-item>
            <text:list-item>
              <text:p text:style-name="P16">Adds 11-bit extended DCC accessory address range</text:p>
            </text:list-item>
            <text:list-item>
              <text:p text:style-name="P16">Reformat some tables</text:p>
            </text:list-item>
          </text:list>
        </text:list-item>
      </text:list>
      <text:p text:style-name="P18"><text:span text:style-name="T25">These allocations are used by the Train Search Protocol, and allow sending DCC Extended Accessory commands to the track via an LCC Command Station. The Allocation has been updated to support up to 255 as aspect number, as enabled by a recent change to the DCC standards.</text:span></text:p>
      <text:p text:style-name="P15"><text:span text:style-name="T4"/></text:p>
      <text:p text:style-name="P6">S-9.7.1.1-CanPhysical-<text:bookmark-start text:name="__DdeLink__542_84845941"/><text:span text:style-name="T18">2024-07-22</text:span><text:bookmark-end text:name="__DdeLink__542_84845941"/>.pdf</text:p>
      <text:p text:style-name="P8">TN-9.7.1.1-CanPhysical-<text:span text:style-name="T16">2024-07-22</text:span>.pdf</text:p>
      <text:list text:continue-numbering="true" text:style-name="L1">
        <text:list-item>
          <text:list>
            <text:list-item>
              <text:p text:style-name="P16">Add a section on Electronic Labeling</text:p>
            </text:list-item>
            <text:list-item>
              <text:p text:style-name="P16">Add a section on Injection Current</text:p>
            </text:list-item>
            <text:list-item>
              <text:p text:style-name="P16">Added discussion of CAN bit timing</text:p>
            </text:list-item>
            <text:list-item>
              <text:p text:style-name="P16">Standardize the use of ALT_L/ALT_H for the NMRA S-9.1.2 DCC signal</text:p>
            </text:list-item>
            <text:list-item>
              <text:p text:style-name="P16"><text:bookmark-start text:name="__DdeLink__538_84845941"/>Clarify discussion of gateways and repeaters<text:bookmark-end text:name="__DdeLink__538_84845941"/></text:p>
            </text:list-item>
          </text:list>
        </text:list-item>
      </text:list>
      <text:p text:style-name="P18"><text:span text:style-name="T25">Adding the DCC signal to the LCC cable allows connecting DCC Power Stations (Boosters) via a single cable to the network. The CAN bit timing update helps manufacturers build products that are certain to function with up to 1000’ of LCC cable.</text:span></text:p>
      <text:p text:style-name="P15"><text:span text:style-name="T9"/></text:p>
      <text:p text:style-name="P3">S-9.7.2.1-CanFrameTransfer-<text:span text:style-name="T19">2024-07-22</text:span>.pdf</text:p>
      <text:p text:style-name="P3">TN-9.7.2.1-CanFrameTransfer-<text:bookmark-start text:name="__DdeLink__546_84845941"/><text:span text:style-name="T19">2024-07-22</text:span>.pdf<text:bookmark-end text:name="__DdeLink__546_84845941"/></text:p>
      <text:list text:continue-numbering="true" text:style-name="L1">
        <text:list-item>
          <text:list>
            <text:list-item>
              <text:p text:style-name="P16">Add to the behavior of the AME Message</text:p>
            </text:list-item>
            <text:list-item>
              <text:p text:style-name="P19">Fix calculation error in the example provided in the TN.</text:p>
            </text:list-item>
          </text:list>
        </text:list-item>
      </text:list>
      <text:p text:style-name="P18"><text:span text:style-name="T25">The additional requirement on the processing of AME messages are needed for LCC throttles to correctly function then the DCC Command Station is power cycled. This behavior is taken from an implementation detail of an existing LCC throttle and elevated to the standard to ensure future interoperability.</text:span></text:p>
      <text:p text:style-name="P15"><text:span text:style-name="T10"/></text:p>
      <text:p text:style-name="P3">S-9.7.3-MessageNetwork-<text:bookmark-start text:name="__DdeLink__550_84845941"/><text:span text:style-name="T19">2024-07-22</text:span>.pdf<text:bookmark-end text:name="__DdeLink__550_84845941"/></text:p>
      <text:p text:style-name="P3"><text:span text:style-name="T20">TN</text:span>-9.7.3-MessageNetwork-<text:span text:style-name="T19">2024-07-22</text:span>.pdf</text:p>
      <text:list text:continue-numbering="true" text:style-name="L1">
        <text:list-item>
          <text:list>
            <text:list-item>
              <text:p text:style-name="P16">Update the table of PIP bits</text:p>
            </text:list-item>
            <text:list-item>
              <text:p text:style-name="P16">Clari<text:span text:style-name="T28">fies</text:span> the content of the OIR message</text:p>
            </text:list-item>
            <text:list-item>
              <text:p text:style-name="P16"><text:bookmark-start text:name="__DdeLink__552_84845941"/>Clarified the discussion of priorities</text:p>
            </text:list-item>
          </text:list>
        </text:list-item>
      </text:list>
      <text:p text:style-name="P18"><text:span text:style-name="T25">Deprecates certain bits in the protocol identification that were for protocols that were never implemented. </text:span><text:span text:style-name="T26">Minor updates to the wording of certain sections to ensure clarity of understanding.</text:span></text:p>
      <text:p text:style-name="P15"><text:bookmark-end text:name="__DdeLink__552_84845941"/><text:span text:style-name="T10"/></text:p>
      <text:p text:style-name="P3">S-9.7.3.1-EventTransport-<text:bookmark-start text:name="__DdeLink__558_84845941"/><text:span text:style-name="T19">2024-07-22</text:span>.pdf<text:bookmark-end text:name="__DdeLink__558_84845941"/></text:p>
      <text:p text:style-name="P3">TN-9.7.3.1-EventTransport-2024-07-22.pdf</text:p>
      <text:list text:continue-numbering="true" text:style-name="L1">
        <text:list-item>
          <text:list>
            <text:list-item>
              <text:p text:style-name="P17"><text:bookmark-start text:name="__DdeLink__560_84845941"/>Add Events with Payload<text:bookmark-end text:name="__DdeLink__560_84845941"/></text:p>
            </text:list-item>
          </text:list>
        </text:list-item>
      </text:list>
      <text:p text:style-name="P18"><text:span text:style-name="T26">Establishes a new method for sending boradcast messages with more than 8 bytes of content. This transport is used by under-development protocol for Location Services (RFID, RailCom, etc).</text:span></text:p>
      <text:p text:style-name="P15"><text:span text:style-name="T10"/></text:p>
      <text:p text:style-name="P3">S-9.7.4.1-ConfigurationDescriptionInformation-<text:span text:style-name="T19">2024-07-22</text:span>.pdf</text:p>
      <text:p text:style-name="P3"><text:span text:style-name="T20">TN</text:span>-9.7.4.1-ConfigurationDescriptionInformation-<text:bookmark-start text:name="__DdeLink__570_84845941"/><text:span text:style-name="T19">2024-07-22</text:span>.pdf<text:bookmark-end text:name="__DdeLink__570_84845941"/></text:p>
      <text:list text:continue-numbering="true" text:style-name="L1">
        <text:list-item>
          <text:list>
            <text:list-item>
              <text:p text:style-name="P17"><text:bookmark-start text:name="__DdeLink__556_84845941"/><text:soft-page-break/>The size of integer variables is restricted to 1, 2 or 4 bytes<text:bookmark-end text:name="__DdeLink__556_84845941"/></text:p>
            </text:list-item>
            <text:list-item>
              <text:p text:style-name="P17">Define signed vs unsigned behavior of integer variables</text:p>
            </text:list-item>
            <text:list-item>
              <text:p text:style-name="P17">The requirement that unused bytes in a String variable be set to null has been removed</text:p>
            </text:list-item>
            <text:list-item>
              <text:p text:style-name="P17">Addition of float variables</text:p>
            </text:list-item>
            <text:list-item>
              <text:p text:style-name="P17"><text:bookmark-start text:name="__DdeLink__564_84845941"/>Discussion of possible ways of representing group names</text:p>
            </text:list-item>
          </text:list>
        </text:list-item>
      </text:list>
      <text:p text:style-name="P18"><text:span text:style-name="T26">Adding performance improvements, removing unused features, and adding new features needed by manufacturers.</text:span></text:p>
      <text:p text:style-name="P15"><text:bookmark-end text:name="__DdeLink__564_84845941"/><text:span text:style-name="T10"/></text:p>
      <text:p text:style-name="P3"><text:bookmark-start text:name="__DdeLink__566_84845941"/>S-9.7.4.2-MemoryConfiguration-<text:span text:style-name="T19">2024-07-22</text:span>.pdf</text:p>
      <text:p text:style-name="P3"><text:span text:style-name="T20">TN-9.7.4.2-MemoryConfiguration-</text:span><text:span text:style-name="T19">2024-07-22</text:span><text:span text:style-name="T20">.pdf</text:span></text:p>
      <text:list text:continue-numbering="true" text:style-name="L1">
        <text:list-item>
          <text:list>
            <text:list-item>
              <text:p text:style-name="P17">Remove the write-size bits in the Configuration Options Reply</text:p>
            </text:list-item>
            <text:list-item>
              <text:p text:style-name="P17">Add stream reads to a Configuration Options Reply bit<text:bookmark-end text:name="__DdeLink__566_84845941"/></text:p>
            </text:list-item>
          </text:list>
        </text:list-item>
      </text:list>
      <text:p text:style-name="P18"><text:span text:style-name="T26">Deprecates certain unused features, and updates the definition of a future feature</text:span><text:span text:style-name="T25">.</text:span></text:p>
      <text:p text:style-name="P15"><text:span text:style-name="T10"/></text:p>
      <text:p text:style-name="P3">S-9.7.4.3-SimpleNodeInformation-<text:span text:style-name="T19">2024-07-22</text:span>.pdf</text:p>
      <text:p text:style-name="P3">TN-9.7.4.3-SimpleNodeInformation-<text:span text:style-name="T19">2024-07-22</text:span>.pdf</text:p>
      <text:list text:continue-numbering="true" text:style-name="L1">
        <text:list-item>
          <text:list>
            <text:list-item>
              <text:p text:style-name="P17">Update how the two data blocks are versioned</text:p>
            </text:list-item>
          </text:list>
        </text:list-item>
      </text:list>
      <text:p text:style-name="P18"><text:span text:style-name="T27">Adds a requirement on how to make current devices future-proof in case the standard evolves to newer versions.</text:span></text:p>
      <text:p text:style-name="P15"><text:span text:style-name="T4"/></text:p>
      <text:h text:style-name="P13" text:outline-level="3">New Documents <text:span text:style-name="T2">for Public Comment</text:span></text:h>
      <text:p text:style-name="P9"><text:span text:style-name="T14">The</text:span><text:span text:style-name="T21">se set of documents describe the new </text:span><text:span text:style-name="T22">LCC </text:span><text:span text:style-name="T21">Train Control capabilit</text:span><text:span text:style-name="T22">y. It is quite comprehensive and introduces </text:span><text:span text:style-name="T24">many new </text:span><text:span text:style-name="T23">concepts like:</text:span></text:p>
      <text:list text:style-name="L2">
        <text:list-item>
          <text:p text:style-name="P21"><text:span text:style-name="T11">“Train Nodes” existing on the LCC network like any other LCC node with globally unique addresses and bidirectional communication. </text:span><text:span text:style-name="T12">This allows the Train Node to feedback things like actual speed and function state to the throttle. </text:span><text:span text:style-name="T11">For backwards compatibility, DCC Locomotives </text:span><text:span text:style-name="T12">can be </text:span><text:span text:style-name="T11">represented as Virtual Train Nodes that exist in the LCC Command Station.</text:span></text:p>
        </text:list-item>
        <text:list-item>
          <text:p text:style-name="P22"><text:span text:style-name="T11">Expressing speed and direction as </text:span><text:span text:style-name="T13">an actual </text:span><text:span text:style-name="T11">scale </text:span><text:span text:style-name="T13">speed in </text:span><text:span text:style-name="T11">meters/second, represented as a 16-bit floating point number. This is a significant </text:span><text:span text:style-name="T13">improvement over t</text:span><text:span text:style-name="T11">he DCC concept of 14,28 or 128 speed steps.</text:span></text:p>
        </text:list-item>
        <text:list-item>
          <text:p text:style-name="P23">The Train Node can describe the name, description and type (momentary, toggle or analog) of function it supports.</text:p>
        </text:list-item>
        <text:list-item>
          <text:p text:style-name="P24">Supporting many-to-many relationships between throttle and Train Nodes to support consisting multiple Train Nodes together and controlling trains from multiple throttles.</text:p>
        </text:list-item>
      </text:list>
      <text:p text:style-name="P5"><text:span text:style-name="T16">S</text:span>-9.7.4.6-TrainControl-<text:bookmark-start text:name="__DdeLink__527_84845941"/><text:span text:style-name="T16">2024-07-22</text:span><text:bookmark-end text:name="__DdeLink__527_84845941"/><text:span text:style-name="T16">.pdf</text:span></text:p>
      <text:p text:style-name="P5"><text:bookmark-start text:name="__DdeLink__257_84845941"/><text:bookmark-start text:name="__DdeLink__260_84845941"/><text:bookmark-end text:name="__DdeLink__245_84845941"/>TN-9.7.4.6-TrainControl-<text:span text:style-name="T16">2024-07-22.pdf</text:span><text:bookmark-end text:name="__DdeLink__257_84845941"/><text:bookmark-end text:name="__DdeLink__260_84845941"/></text:p>
      <text:p text:style-name="P5"><text:bookmark-start text:name="__DdeLink__269_84845941"/><text:span text:style-name="T16">S</text:span>-9.7.4.<text:span text:style-name="T16">7-</text:span>Train<text:bookmark-start text:name="__DdeLink__265_84845941"/><text:span text:style-name="T16">Search</text:span><text:bookmark-end text:name="__DdeLink__265_84845941"/>-<text:span text:style-name="T16">2024-07-22.pdf</text:span></text:p>
      <text:p text:style-name="P5"><text:bookmark-start text:name="__DdeLink__257_848459411"/>TN-9.7.4.<text:span text:style-name="T16">7-</text:span>Train<text:span text:style-name="T16">Search</text:span>-<text:span text:style-name="T16">2024-07-22.pdf</text:span><text:bookmark-end text:name="__DdeLink__257_848459411"/><text:bookmark-end text:name="__DdeLink__269_84845941"/></text:p>
      <text:p text:style-name="P5"><text:span text:style-name="T16">S</text:span>-9.7.4.<text:span text:style-name="T16">8-</text:span><text:bookmark-start text:name="__DdeLink__274_84845941"/><text:bookmark text:name="__DdeLink__265_848459411"/><text:span text:style-name="T16">FunctionDefinitionInformation</text:span><text:bookmark-end text:name="__DdeLink__274_84845941"/>-<text:span text:style-name="T16">2024-07-22.pdf</text:span></text:p>
      <text:p text:style-name="P5"><text:bookmark-start text:name="__DdeLink__257_8484594111"/>TN-9.7.4.<text:span text:style-name="T16">8-FunctionDefinitionInformation</text:span>-<text:span text:style-name="T16">2024-07-22.pdf</text:span><text:bookmark-end text:name="__DdeLink__257_8484594111"/></text:p>
      <text:p text:style-name="P5"/>
      <text:h text:style-name="P14" text:outline-level="3"><text:span text:style-name="T1">Documents that have not changed since </text:span><text:span text:style-name="T6">2021-04-25 </text:span><text:span text:style-name="T1">(for completeness)</text:span></text:h>
      <text:p text:style-name="P11"><text:bookmark-start text:name="__DdeLink__576_84845941"/><text:span text:style-name="T7">The</text:span><text:span text:style-name="T8">re were no changes to these documents since 2021-04-25 but they are included here for completeness</text:span><text:bookmark-end text:name="__DdeLink__576_84845941"/></text:p>
      <text:p text:style-name="P2"><text:bookmark-start text:name="__DdeLink__255_84845941"/><text:span text:style-name="T5">TN-9.7.</text:span><text:bookmark-end text:name="__DdeLink__255_84845941"/><text:span text:style-name="T5">0.1-Glossary-</text:span><text:bookmark-start text:name="__DdeLink__574_84845941"/><text:bookmark-start text:name="__DdeLink__250_84845941"/><text:span text:style-name="T5">2021-04-25</text:span><text:bookmark-end text:name="__DdeLink__574_84845941"/><text:bookmark-end text:name="__DdeLink__250_84845941"/><text:span text:style-name="T5">.pdf</text:span></text:p>
      <text:p text:style-name="P7">TN-9.7.0.2-CommonInformation-2021-04-25.pdf</text:p>
      <text:p text:style-name="P7">S-9.7.3.2-DatagramTransport-2021-04-25.pdf</text:p>
      <text:p text:style-name="P7">TN-9.7.3.2-DatagramTransport-2021-04-25.pdf</text:p>
      <text:p text:style-name="P7">S-9.7.4.4-FirmwareUpgrade-2021-04-25.pdf</text:p>
      <text:p text:style-name="P5">TN-9.7.4.4-FirmwareUpgrade-2021-04-25.pdf</text:p>
      <text:p text:style-name="P7">S-9.7.4.5-BroadcastTime-2021-04-25.pdf</text:p>
      <text:p text:style-name="P5">TN-9.7.4.5-BroadcastTime-2021-04-25.pdf</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Lucida Sans" svg:font-family="'Lucida Sans'" style:font-family-generic="swiss"/>
    <style:font-face style:name="Lucida Sans1" svg:font-family="'Lucida Sans'" style:font-family-generic="system" style:font-pitch="variable"/>
    <style:font-face style:name="Menlo-Regular" svg:font-family="Menlo-Regular" style:font-family-generic="roman"/>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ex Shepherd</meta:initial-creator>
    <meta:creation-date>2021-05-10T20:55:47.251693579</meta:creation-date>
    <dc:date>2024-07-20T12:32:09.275108351</dc:date>
    <dc:creator>Balazs Racz</dc:creator>
    <meta:editing-duration>PT1H17M50S</meta:editing-duration>
    <meta:editing-cycles>18</meta:editing-cycles>
    <meta:generator>LibreOffice/24.2.0.3$Linux_X86_64 LibreOffice_project/420$Build-3</meta:generator>
    <meta:document-statistic meta:table-count="0" meta:image-count="0" meta:object-count="0" meta:page-count="3" meta:paragraph-count="74" meta:word-count="678" meta:character-count="5310" meta:non-whitespace-character-count="4732"/>
  </office:meta>
</office:document-meta>
</file>